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51ad" officeooo:paragraph-rsid="001b51ad"/>
    </style:style>
    <style:style style:name="P2" style:family="paragraph" style:parent-style-name="Standard">
      <style:text-properties officeooo:paragraph-rsid="001b51ad"/>
    </style:style>
    <style:style style:name="T1" style:family="text">
      <style:text-properties officeooo:rsid="001b51ad"/>
    </style:style>
    <style:style style:name="T2" style:family="text">
      <style:text-properties officeooo:rsid="001bf5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2 :</text:p>
      <text:p text:style-name="P1"/>
      <text:p text:style-name="P1">1/ </text:p>
      <text:p text:style-name="P1">cd exam </text:p>
      <text:p text:style-name="P1">mkdir commandes </text:p>
      <text:p text:style-name="P1"/>
      <text:p text:style-name="P1">2/ </text:p>
      <text:p text:style-name="P1">Pour créer 10 fichiers "img_1.png", "img_2.png", il faut :</text:p>
      <text:p text:style-name="P1">for i in $(seq 1 100) ; do echo "Ligne $i" ; done &gt; too_long</text:p>
      <text:p text:style-name="P1"/>
      <text:p text:style-name="P1">3/</text:p>
      <text:p text:style-name="P1">Pour affichier les 5 premières lignes, il faut :</text:p>
      <text:p text:style-name="P1">head -n 5 too_long </text:p>
      <text:p text:style-name="P1"/>
      <text:p text:style-name="P1">4/</text:p>
      <text:p text:style-name="P1">Pour affichier les 7 dernières lignes, il faut :</text:p>
      <text:p text:style-name="P1">tail -n 7 too_long </text:p>
      <text:p text:style-name="P1"/>
      <text:p text:style-name="P2"><text:span text:style-name="T1">5/</text:span></text:p>
      <text:p text:style-name="P2"><text:span text:style-name="T1">Pour a</text:span>fficher les 3 lignes avec les nombres les plus élevés mais en utilisant head + sort, <text:span text:style-name="T1">il faut :</text:span></text:p>
      <text:p text:style-name="P2"><text:span text:style-name="T1">sort -nr too_long | head -n 3</text:span></text:p>
      <text:p text:style-name="P2"/>
      <text:p text:style-name="P1">6/</text:p>
      <text:p text:style-name="P1">Pour afficher uniquement la ligne "Ligne 42", il faut :</text:p>
      <text:p text:style-name="P1">head -n 42 too_long | tail -n 1 </text:p>
      <text:p text:style-name="P1"/>
      <text:p text:style-name="P2"><text:span text:style-name="T1">7/ </text:span></text:p>
      <text:p text:style-name="P2"><text:span text:style-name="T1">Pour r</text:span>emplacer le ligne "Ligne 42" par "The Ultimate Question of Life, the Universe and Everything", <text:span text:style-name="T1">il faut : </text:span></text:p>
      <text:p text:style-name="P1">sed -i ‘<text:span text:style-name="T2">4</text:span>2s /<text:span text:style-name="T2">*/</text:span>The Ultimate Question of Life, the Universe and Everything/’ <text:span text:style-name="T2">too-long</text:span></text:p>
      <text:p text:style-name="P1"/>
      <text:p text:style-name="P1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2:01:16.686000000</meta:creation-date>
    <dc:date>2025-03-13T12:17:11.990000000</dc:date>
    <meta:editing-duration>PT3M23S</meta:editing-duration>
    <meta:editing-cycles>1</meta:editing-cycles>
    <meta:document-statistic meta:table-count="0" meta:image-count="0" meta:object-count="0" meta:page-count="1" meta:paragraph-count="22" meta:word-count="141" meta:character-count="716" meta:non-whitespace-character-count="588"/>
    <meta:generator>LibreOffice/24.2.7.2$Windows_X86_64 LibreOffice_project/ee3885777aa7032db5a9b65deec9457448a91162</meta:generator>
  </office:meta>
</office:document-meta>
</file>